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font-size="8pt" fo:language="ru" fo:country="RU" style:font-size-asian="8pt" style:font-size-complex="8pt"/>
    </style:style>
    <style:style style:name="T11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312921320" text:id="ct312921320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312921424" text:id="ct312921424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312922880" text:id="ct312922880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312922984" text:id="ct312922984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312923088" text:id="ct312923088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312923400" text:id="ct312923400">
          <text:deletion>
            <office:change-info>
              <dc:creator>Fedor Kurilov</dc:creator>
              <dc:date>2013-08-11T17:27:00</dc:date>
            </office:change-info>
            <text:p text:style-name="Table_20_Contents"/>
            <text:p text:style-name="Table_20_Contents"><text:span text:style-name="T1"/></text:p>
          </text:deletion>
        </text:changed-region>
        <text:changed-region xml:id="ct312923504" text:id="ct312923504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312923608" text:id="ct312923608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text:span text:style-name="T12">Пациент</text:span>:</text:p>
            </table:table-cell>
            <table:table-cell table:style-name="Таблица1.A1" office:value-type="string">
              <text:p text:style-name="P4"><text:change-start text:change-id="ct312921320"/><text:span text:style-name="T11">getFullName</text:span>('patientName', data['documents'][0])<text:change-end text:change-id="ct312921320"/></text:p>
            </table:table-cell>
          </table:table-row>
          <table:table-row>
            <table:table-cell table:style-name="Таблица1.A2" office:value-type="string">
              <text:p text:style-name="P3"><text:span text:style-name="T2">История болезни №</text:span>:</text:p>
            </table:table-cell>
            <table:table-cell table:style-name="Таблица1.A2" office:value-type="string">
              <text:p text:style-name="P16"><text:change-start text:change-id="ct312921424"/>getData('appealNumber', data['documents'][0])<text:change-end text:change-id="ct312921424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3"><office:annotation><dc:creator>&lt;анонимный&gt;</dc:creator><dc:date>2013-06-21T18:26:11.29</dc:date><text:p text:style-name="P18"><text:span text:style-name="T13">do table for document in data['documents']</text:span></text:p></office:annotation></text:span><text:change-start text:change-id="ct312922880"/><text:span text:style-name="T3">getData('name', document)</text:span><text:change-end text:change-id="ct312922880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2"><text:span text:style-name="T10">Дата и время:  </text:span><text:change-start text:change-id="ct312922984"/><text:span text:style-name="T9">getData('endDate', document)</text:span><text:change-end text:change-id="ct312922984"/></text:p>
                </table:table-cell>
              </table:table-row>
            </table:table>
            <text:p text:style-name="P13"/>
            <text:p text:style-name="P13"><text:change-start text:change-id="ct312923088"/></text:p>
            <text:p text:style-name="Table_20_Contents"><text:change-end text:change-id="ct312923088"/><text:span text:style-name="T1"><office:annotation><dc:creator>Fedor Kurilov</dc:creator><dc:date>2013-09-18T18:46:53.91</dc:date><text:p text:style-name="P19"><text:span text:style-name="T14">do text for attr in document['attributes']</text:span></text:p><text:p text:style-name="P19"><text:span text:style-name="T13">from xhtml('&lt;p&gt;&lt;b&gt;'+attr['name']+':&lt;/b&gt; '+attr['value']+'&lt;/p&gt;')</text:span></text:p></office:annotation></text:span><text:span text:style-name="T1">attrs</text:span><text:change text:change-id="ct312923400"/></text:p>
            <text:p text:style-name="P9"/>
            <text:p text:style-name="P10">Врач: (<text:change-start text:change-id="ct312923504"/><text:span text:style-name="T8">getData('doctorSpecs', </text:span><text:span text:style-name="T4">document</text:span><text:span text:style-name="T8">)</text:span><text:change-end text:change-id="ct312923504"/>): <text:span text:style-name="T8">____________________ / </text:span><text:change-start text:change-id="ct312923608"/><text:span text:style-name="T4">getData('doctorName', document)</text:span><text:change-end text:change-id="ct312923608"/></text:p>
            <text:p text:style-name="P9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12922464" text:id="ct312922464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312922568" text:id="ct312922568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312922672" text:id="ct312922672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312922776" text:id="ct312922776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312922464"/><text:span text:style-name="MT2">getData('patientId', </text:span><text:span text:style-name="MT3">data['documents'][0]</text:span><text:span text:style-name="MT2">)</text:span><text:change-end text:change-id="ct312922464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312922568"/><text:span text:style-name="MT2">getData('appealId', </text:span><text:span text:style-name="MT3">data['documents'][0]</text:span><text:span text:style-name="MT2">)</text:span><text:change-end text:change-id="ct312922568"/></text:p>
            </table:table-cell>
          </table:table-row>
          <table:table-row>
            <table:table-cell table:style-name="Таблица4.A2" office:value-type="string">
              <text:p text:style-name="MP4"><text:change-start text:change-id="ct312922672"/><text:span text:style-name="MT2">getData('patientId', </text:span><text:span text:style-name="MT2">data['documents'][0]</text:span><text:span text:style-name="MT2">)</text:span><text:change-end text:change-id="ct312922672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312922776"/><text:span text:style-name="MT2">getData('appealId', </text:span><text:span text:style-name="MT2">data['documents'][0]</text:span><text:span text:style-name="MT2">)</text:span><text:change-end text:change-id="ct312922776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6M19S</meta:editing-duration>
    <meta:editing-cycles>74</meta:editing-cycles>
    <meta:generator>OpenOffice/4.0.0$Win32 OpenOffice.org_project/400m3$Build-9702</meta:generator>
    <dc:date>2013-09-18T18:47:01.31</dc:date>
    <dc:creator>Fedor Kurilov</dc:creator>
    <meta:document-statistic meta:table-count="3" meta:image-count="0" meta:object-count="0" meta:page-count="2" meta:paragraph-count="12" meta:word-count="37" meta:character-count="485"/>
    <meta:user-defined meta:name="Info 1"/>
    <meta:user-defined meta:name="Info 2"/>
    <meta:user-defined meta:name="Info 3"/>
    <meta:user-defined meta:name="Info 4"/>
  </office:meta>
</office:document-meta>
</file>